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5" style:family="paragraph" style:parent-style-name="Standard" style:master-page-name="First_20_Page">
      <style:paragraph-properties fo:margin-top="0in" fo:margin-bottom="0in" loext:contextual-spacing="false" fo:line-height="100%" style:page-number="1"/>
    </style:style>
    <style:style style:name="P6" style:family="paragraph" style:parent-style-name="Standard">
      <style:paragraph-properties fo:margin-top="0.1665in" fo:margin-bottom="0in" loext:contextual-spacing="false" fo:line-height="100%"/>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paragraph-properties fo:margin-left="0in" fo:margin-right="0in" fo:margin-top="0.1665in" fo:margin-bottom="0.1665in" loext:contextual-spacing="false" fo:line-height="100%" fo:text-indent="0in" style:auto-text-indent="false"/>
    </style:style>
    <style:style style:name="P11" style:family="paragraph" style:parent-style-name="Standard">
      <style:paragraph-properties fo:break-before="auto" fo:break-after="auto"/>
    </style:style>
    <style:style style:name="T1" style:family="text">
      <style:text-properties fo:font-size="15pt" fo:font-weight="bold" style:font-size-asian="15pt" style:font-weight-asian="bold" style:font-size-complex="15pt"/>
    </style:style>
    <style:style style:name="T2" style:family="text">
      <style:text-properties fo:font-size="10pt" fo:font-style="italic" style:font-size-asian="10pt" style:font-style-asian="italic" style:font-size-complex="10pt"/>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variant="small-caps" fo:color="#999966" style:font-name="Tahoma" fo:font-size="9pt" style:font-name-asian="Tahoma1" style:font-size-asian="9pt" style:font-name-complex="Tahoma1" style:font-size-complex="9pt"/>
    </style:style>
    <style:style style:name="T6"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ystems Administrator</text:span></text:p>
      <text:p text:style-name="P6"><text:span text:style-name="T2">Temple Terrace, FL, United States</text:span></text:p>
      <text:p text:style-name="P6"><text:span text:style-name="T2">Full-Time Technology</text:span></text:p>
      <text:p text:style-name="P6"><text:span text:style-name="T2">Job # 463766</text:span></text:p>
      <text:p text:style-name="P6"><text:span text:style-name="T2">Date posted - 2017-08-23</text:span></text:p>
      <text:p text:style-name="P6"><text:span text:style-name="T3">What you’ll be doing…</text:span></text:p>
      <text:p text:style-name="P6">Join our Information Technology team, where you will work on new technologies and support business and mission-critical applications. You will use technical expertise to act as a tier 2 systems administrator on multiple applications. You will use professional concepts and company policies &amp; procedures to solve a wide range of difficult problems creatively and practically.</text:p>
      <text:p text:style-name="P6">You will be a member of a highly skilled Operations team that provides 24 X 7 support of applications and services that are key to monitoring and provisioning the wireline network. You will have experience with server virtualization, complex networks and a willingness to learn new technologies and systems.</text:p>
      <text:p text:style-name="P6">You will work independently or with a small team to monitor and administer the OSS’s and interface with the clients to meet the needs of the business.</text:p>
      <text:p text:style-name="P6"><text:span text:style-name="T3">Essential Functions:</text:span></text:p>
      <text:list xml:id="list501751596" text:style-name="WWNum1">
        <text:list-item>
          <text:p text:style-name="P7">Operations and administration of Network Systems Applications.</text:p>
        </text:list-item>
        <text:list-item>
          <text:p text:style-name="P8">Monitoring and support using tools such as IPM.</text:p>
        </text:list-item>
        <text:list-item>
          <text:p text:style-name="P8">Server <text:tab/>and network security.</text:p>
        </text:list-item>
        <text:list-item>
          <text:p text:style-name="P9">Hardware Management.</text:p>
        </text:list-item>
      </text:list>
      <text:p text:style-name="P10"><text:span text:style-name="T3">What we’re looking for_</text:span><text:line-break/>You'll need to have: <text:tab/></text:p>
      <text:list xml:id="list81039219268599" text:continue-numbering="true" text:style-name="WWNum1">
        <text:list-item>
          <text:p text:style-name="P7">Bachelor’s Degree or three or more years of work experience.</text:p>
        </text:list-item>
        <text:list-item>
          <text:p text:style-name="P8">Three or more years of relevant work experience.</text:p>
        </text:list-item>
        <text:list-item>
          <text:p text:style-name="P8">Experience in Linux Operating systems.</text:p>
        </text:list-item>
        <text:list-item>
          <text:p text:style-name="P8">Experience with server security requirements and remediation.</text:p>
        </text:list-item>
        <text:list-item>
          <text:p text:style-name="P9">Experience providing production operations support and 24/7 support.</text:p>
        </text:list-item>
      </text:list>
      <text:p text:style-name="P10">Even better if you have:</text:p>
      <text:list xml:id="list81039158860003" text:continue-numbering="true" text:style-name="WWNum1">
        <text:list-item>
          <text:p text:style-name="P7">Strong <text:tab/>in Solaris Operating systems <text:tab/></text:p>
        </text:list-item>
        <text:list-item>
          <text:p text:style-name="P8">Knowledge in Cisco UCS Hardware.</text:p>
        </text:list-item>
        <text:list-item>
          <text:p text:style-name="P8">Knowledge and use of Change Activity systems.</text:p>
        </text:list-item>
        <text:list-item>
          <text:p text:style-name="P8">Experience with UNIX and Shell scripting, Perl, PHP, Javascript, JSON, Python.</text:p>
        </text:list-item>
        <text:list-item>
          <text:p text:style-name="P8"><text:soft-page-break/>Experience in monitoring and supporting a large-scale &amp; highly available system.</text:p>
        </text:list-item>
        <text:list-item>
          <text:p text:style-name="P8">Successful track record of providing production support for large-scale distributed systems, with experience in automation, production migration and deployment with minimal downtime.</text:p>
        </text:list-item>
        <text:list-item>
          <text:p text:style-name="P8">Teamwork &amp; collaboration skills to work across organizations and lead cross-functional teams. <text:tab/></text:p>
        </text:list-item>
        <text:list-item>
          <text:p text:style-name="P8">Communication &amp; stakeholder management skills.</text:p>
        </text:list-item>
        <text:list-item>
          <text:p text:style-name="P9">Problem-solving skills to develop quick and sound solutions to resolve <text:tab/>complex issues.</text:p>
        </text:list-item>
      </text:list>
      <text:p text:style-name="P6"><text:span text:style-name="T3">When you join Verizon…</text:span></text:p>
      <text:p text:style-name="P6">You’ll be doing work that matters alongside other talented people, transforming the way people, businesses and things connect with each other. Beyond powering America’s fastest and most reliable network, we’re leading the way in broadband, cloud and security solutions, Internet of Things and innovating in areas such as, video entertainment. Of course, we will offer you great pay and benefits, but we’re about more than that. Verizon is a place where you can craft your own path to greatness. Whether you think in code, words, pictures or numbers, find your future at Verizon.</text:p>
      <text:p text:style-name="P6"><text:span text:style-name="T3">Equal Employment Opportunity</text:span></text:p>
      <text:p text:style-name="P6">We're proud to be an equal opportunity employer- and celebrate our employees' differences, regardless of race, colour, religion, sex, sexual orientation, gender identity, national origin, age, disability, or Veteran status. Different makes us bet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English Assessable Activity 01</text:span></text:p>
      </style:header>
      <style:footer>
        <text:p text:style-name="MP4"><text:span text:style-name="MT1">CFGS DAM/DAW<text:tab/><text:tab/>English Assessable Activity 01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6" meta:word-count="484" meta:character-count="3190" meta:non-whitespace-character-count="2749"/>
    <meta:generator>LibreOfficeDev/6.0.5.2$Linux_X86_64 LibreOffice_project/</meta:generator>
  </office:meta>
</office:document-meta>
</file>